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5000002A5D1552360A0CD7F30.png" manifest:media-type="image/png"/>
  <manifest:file-entry manifest:full-path="Pictures/100000000000029E0000030F97F4488D9548C4E4.png" manifest:media-type="image/png"/>
  <manifest:file-entry manifest:full-path="Pictures/10000000000003C000000500BBB57E9AAD4D0AB9.png" manifest:media-type="image/png"/>
  <manifest:file-entry manifest:full-path="Pictures/100000000000017500000152B1389327CE286BE9.png" manifest:media-type="image/png"/>
  <manifest:file-entry manifest:full-path="Pictures/10000000000003C00000050037E187F04AF608B7.png" manifest:media-type="image/png"/>
  <manifest:file-entry manifest:full-path="Pictures/100000000000018F0000013C34BE5DFDA2FF256F.png" manifest:media-type="image/png"/>
  <manifest:file-entry manifest:full-path="Pictures/100000000000025F0000021DB458C9B810F14D36.png" manifest:media-type="image/png"/>
  <manifest:file-entry manifest:full-path="Pictures/10000000000000DA0000007AF18689DB1200F96C.jpg" manifest:media-type="image/jpeg"/>
  <manifest:file-entry manifest:full-path="Pictures/100000000000028C0000026F256F89C567F85B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3.606cm, 12.888cm, 7.683cm, 1.49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3.8cm" svg:height="13.186cm" svg:x="3.75cm" svg:y="2.564cm">
          <draw:image xlink:href="Pictures/100000000000028C0000026F256F89C567F85BCB.png" xlink:type="simple" xlink:show="embed" xlink:actuate="onLoad" draw:mime-type="image/png">
            <text:p/>
          </draw:image>
        </draw:frame>
        <draw:frame draw:style-name="gr1" draw:text-style-name="P1" draw:layer="layout" svg:width="12.848cm" svg:height="11.451cm" svg:x="3.652cm" svg:y="16.549cm">
          <draw:image xlink:href="Pictures/100000000000025F0000021DB458C9B810F14D36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frame draw:style-name="gr1" draw:text-style-name="P1" draw:layer="layout" svg:width="7.694cm" svg:height="6.094cm" svg:x="1.306cm" svg:y="1.5cm">
          <draw:image xlink:href="Pictures/100000000000018F0000013C34BE5DFDA2FF256F.png" xlink:type="simple" xlink:show="embed" xlink:actuate="onLoad" draw:mime-type="image/png">
            <text:p/>
          </draw:image>
        </draw:frame>
        <draw:frame draw:style-name="gr1" draw:text-style-name="P1" draw:layer="layout" svg:width="6.621cm" svg:height="6cm" svg:x="9.379cm" svg:y="1.5cm">
          <draw:image xlink:href="Pictures/100000000000017500000152B1389327CE286BE9.png" xlink:type="simple" xlink:show="embed" xlink:actuate="onLoad" draw:mime-type="image/png">
            <text:p/>
          </draw:image>
        </draw:frame>
        <draw:frame draw:style-name="gr1" draw:text-style-name="P1" draw:layer="layout" svg:width="8.529cm" svg:height="9.968cm" svg:x="4cm" svg:y="8.782cm">
          <draw:image xlink:href="Pictures/100000000000029E0000030F97F4488D9548C4E4.png" xlink:type="simple" xlink:show="embed" xlink:actuate="onLoad" draw:mime-type="image/png">
            <text:p/>
          </draw:image>
        </draw:frame>
        <draw:frame draw:style-name="gr1" draw:text-style-name="P1" draw:layer="layout" svg:width="5.767cm" svg:height="3.227cm" svg:x="12.75cm" svg:y="9.273cm">
          <draw:image xlink:href="Pictures/10000000000000DA0000007AF18689DB1200F96C.jpg" xlink:type="simple" xlink:show="embed" xlink:actuate="onLoad" draw:mime-type="image/jpeg">
            <text:p/>
          </draw:image>
        </draw:frame>
        <draw:frame draw:style-name="gr1" draw:text-style-name="P1" draw:layer="layout" svg:width="6.284cm" svg:height="7.5cm" svg:x="2.966cm" svg:y="19.75cm">
          <draw:image xlink:href="Pictures/10000000000003C00000050037E187F04AF608B7.png" xlink:type="simple" xlink:show="embed" xlink:actuate="onLoad" draw:mime-type="image/png">
            <text:p/>
          </draw:image>
        </draw:frame>
      </draw:page>
      <draw:page draw:name="page3" draw:style-name="dp1" draw:master-page-name="Обычный">
        <draw:frame draw:style-name="gr2" draw:text-style-name="P1" draw:layer="layout" svg:width="8.26cm" svg:height="14.361cm" draw:transform="skewX (-0.000174532925199433) rotate (-1.55526289645215) translate (17.088cm 3.885cm)">
          <draw:image xlink:href="Pictures/10000000000003C000000500BBB57E9AAD4D0AB9.png" xlink:type="simple" xlink:show="embed" xlink:actuate="onLoad" draw:mime-type="image/png">
            <text:p/>
          </draw:image>
        </draw:frame>
      </draw:page>
      <draw:page draw:name="page4" draw:style-name="dp1" draw:master-page-name="Обычный">
        <draw:frame draw:style-name="gr1" draw:text-style-name="P1" draw:layer="layout" svg:width="11.941cm" svg:height="11.941cm" svg:x="4.309cm" svg:y="2.059cm">
          <draw:image xlink:href="Pictures/10000000000002A5000002A5D1552360A0CD7F3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1T15:15:26.382701561</meta:creation-date>
    <dc:date>2024-03-03T19:29:08.547215622</dc:date>
    <meta:editing-duration>P2DT3H2M49S</meta:editing-duration>
    <meta:editing-cycles>1</meta:editing-cycles>
    <meta:document-statistic meta:object-count="9"/>
    <meta:generator>LibreOffice/7.3.7.2$Linux_X86_64 LibreOffice_project/30$Build-2</meta:generator>
  </office:meta>
</office:document-meta>
</file>